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ameel Noori Nastaleeq" svg:font-family="'Jameel Noori Nastaleeq'" style:font-pitch="variable"/>
    <style:font-face style:name="KacstLetter" svg:font-family="KacstLetter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5.636cm"/>
    </style:style>
    <style:style style:name="co3" style:family="table-column">
      <style:table-column-properties fo:break-before="auto" style:column-width="5.00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221cm"/>
    </style:style>
    <style:style style:name="co6" style:family="table-column">
      <style:table-column-properties fo:break-before="auto" style:column-width="5.364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4.411cm"/>
    </style:style>
    <style:style style:name="co9" style:family="table-column">
      <style:table-column-properties fo:break-before="auto" style:column-width="3.621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1.34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fo:color="#2a6099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bold" style:font-name-complex="Noto Sans Arabic UI" style:font-size-complex="2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end" fo:margin-left="0.353cm"/>
      <style:text-properties fo:color="#be480a" style:text-outline="false" style:text-line-through-style="none" style:text-line-through-type="none" style:font-name="Liberation Serif" fo:font-size="2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6pt" style:language-asian="zh" style:country-asian="CN" style:font-style-asian="normal" style:font-weight-asian="bold" style:font-name-complex="Jameel Noori Nastaleeq" style:font-size-complex="2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bold" style:font-name-complex="Noto Sans Arabic UI" style:font-size-complex="2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color="#2a6099" style:font-name="KacstLetter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style:font-name="KacstLetter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KacstLetter" fo:font-size="14pt" style:font-size-asian="14pt" style:font-size-complex="14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74pt solid #000000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Noto Sans Arabic UI" style:font-size-complex="16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od_and_resturants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10"/>
        <table:table-column table:style-name="co4" table:number-columns-repeated="1020" table:default-cell-style-name="ce1"/>
        <table:table-row table:style-name="ro1">
          <table:table-cell/>
          <table:table-cell table:style-name="ce4" office:value-type="string" calcext:value-type="string">
            <text:p>Urdu</text:p>
          </table:table-cell>
          <table:table-cell table:style-name="ce8" office:value-type="string" calcext:value-type="string">
            <text:p>Arabic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سبزی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گوشت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دال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پھل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مرغی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روٹی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ناشتہ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دوپہر کا کھانا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 شام کا کھانا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کیلا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سیب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آم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امرود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انار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شملہ مرچ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کدو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آلو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ٹماٹر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پیاز</text:p>
          </table:table-cell>
          <table:table-cell table:style-name="ce9"/>
          <table:table-cell table:number-columns-repeated="1020"/>
        </table:table-row>
        <table:table-row table:style-name="ro3" table:number-rows-repeated="2">
          <table:table-cell/>
          <table:table-cell table:style-name="ce6"/>
          <table:table-cell table:number-columns-repeated="1021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lking About Time" table:style-name="ta1">
        <table:table-column table:style-name="co1" table:default-cell-style-name="ce1"/>
        <table:table-column table:style-name="co5" table:default-cell-style-name="ce2"/>
        <table:table-column table:style-name="co5" table:default-cell-style-name="ce1"/>
        <table:table-column table:style-name="co4" table:number-columns-repeated="1020" table:default-cell-style-name="ce1"/>
        <table:table-row table:style-name="ro1">
          <table:table-cell/>
          <table:table-cell table:style-name="ce4" office:value-type="string" calcext:value-type="string">
            <text:p>Urdu</text:p>
          </table:table-cell>
          <table:table-cell table:style-name="ce8" office:value-type="string" calcext:value-type="string">
            <text:p>Arabic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صبح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دوپہر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سہ پہر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شام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رات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 آج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کل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پرسوں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دن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مہینہ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سوموار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منگل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بدھ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جمعرات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جمعہ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ہفتہ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اتوار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 ایک ہفتہ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سال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گھنٹہ</text:p>
          </table:table-cell>
          <table:table-cell table:style-name="ce9"/>
          <table:table-cell table:number-columns-repeated="1020"/>
        </table:table-row>
        <table:table-row table:style-name="ro3" table:number-rows-repeated="2">
          <table:table-cell/>
          <table:table-cell table:style-name="Default"/>
          <table:table-cell table:number-columns-repeated="1021"/>
        </table:table-row>
        <table:table-row table:style-name="ro3" table:number-rows-repeated="1048552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ransportation" table:style-name="ta1">
        <table:table-column table:style-name="co1" table:default-cell-style-name="ce1"/>
        <table:table-column table:style-name="co5" table:default-cell-style-name="ce2"/>
        <table:table-column table:style-name="co5" table:default-cell-style-name="ce1"/>
        <table:table-column table:style-name="co4" table:number-columns-repeated="1020" table:default-cell-style-name="ce1"/>
        <table:table-row table:style-name="ro1">
          <table:table-cell/>
          <table:table-cell table:style-name="ce4" office:value-type="string" calcext:value-type="string">
            <text:p>Urdu</text:p>
          </table:table-cell>
          <table:table-cell table:style-name="ce8" office:value-type="string" calcext:value-type="string">
            <text:p>Arabic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ٹریفک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بائیک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ہوائی جہاز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 سڑک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ہوائی اڈہ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لاری اڈہ 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چوک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پیدل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ٹیکسی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ریل گاڑی</text:p>
          </table:table-cell>
          <table:table-cell table:style-name="ce9"/>
          <table:table-cell table:number-columns-repeated="1020"/>
        </table:table-row>
        <table:table-row table:style-name="ro3" table:number-rows-repeated="2">
          <table:table-cell/>
          <table:table-cell table:style-name="Default"/>
          <table:table-cell table:number-columns-repeated="1021"/>
        </table:table-row>
        <table:table-row table:style-name="ro3" table:number-rows-repeated="1048562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chool Essentials" table:style-name="ta1">
        <table:table-column table:style-name="co1" table:default-cell-style-name="ce1"/>
        <table:table-column table:style-name="co6" table:default-cell-style-name="ce2"/>
        <table:table-column table:style-name="co6" table:default-cell-style-name="ce1"/>
        <table:table-column table:style-name="co4" table:number-columns-repeated="1020" table:default-cell-style-name="ce1"/>
        <table:table-row table:style-name="ro1">
          <table:table-cell/>
          <table:table-cell table:style-name="ce4" office:value-type="string" calcext:value-type="string">
            <text:p>Urdu</text:p>
          </table:table-cell>
          <table:table-cell table:style-name="ce8" office:value-type="string" calcext:value-type="string">
            <text:p>Arabic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یونیورسٹی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طالب علم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استاد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کتاب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نصاب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جماعت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مضمون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کمرہ جماعت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 نظام تعلیم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ڈگری</text:p>
          </table:table-cell>
          <table:table-cell table:style-name="ce9"/>
          <table:table-cell table:number-columns-repeated="1020"/>
        </table:table-row>
        <table:table-row table:style-name="ro3" table:number-rows-repeated="2">
          <table:table-cell/>
          <table:table-cell table:style-name="Default"/>
          <table:table-cell table:number-columns-repeated="1021"/>
        </table:table-row>
        <table:table-row table:style-name="ro3" table:number-rows-repeated="1048562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 Jobs and Occupations" table:style-name="ta1">
        <table:table-column table:style-name="co1" table:default-cell-style-name="ce1"/>
        <table:table-column table:style-name="co2" table:default-cell-style-name="ce2"/>
        <table:table-column table:style-name="co2" table:default-cell-style-name="ce1"/>
        <table:table-column table:style-name="co4" table:number-columns-repeated="1020" table:default-cell-style-name="ce1"/>
        <table:table-row table:style-name="ro1">
          <table:table-cell/>
          <table:table-cell table:style-name="ce4" office:value-type="string" calcext:value-type="string">
            <text:p>Urdu</text:p>
          </table:table-cell>
          <table:table-cell table:style-name="ce8" office:value-type="string" calcext:value-type="string">
            <text:p>Arabic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وکیل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کاروبار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تاجر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 ڈاکٹر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درزی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انجینئر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صنعت کار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 سیاست دان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صحافی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فوجی</text:p>
          </table:table-cell>
          <table:table-cell table:style-name="ce9"/>
          <table:table-cell table:number-columns-repeated="1020"/>
        </table:table-row>
        <table:table-row table:style-name="ro3" table:number-rows-repeated="2">
          <table:table-cell/>
          <table:table-cell table:style-name="Default"/>
          <table:table-cell table:number-columns-repeated="1021"/>
        </table:table-row>
        <table:table-row table:style-name="ro3" table:number-rows-repeated="1048562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Family Members" table:style-name="ta1">
        <table:table-column table:style-name="co1" table:default-cell-style-name="ce1"/>
        <table:table-column table:style-name="co7" table:default-cell-style-name="ce2"/>
        <table:table-column table:style-name="co7" table:default-cell-style-name="ce1"/>
        <table:table-column table:style-name="co4" table:number-columns-repeated="1020" table:default-cell-style-name="ce1"/>
        <table:table-row table:style-name="ro1">
          <table:table-cell/>
          <table:table-cell table:style-name="ce4" office:value-type="string" calcext:value-type="string">
            <text:p>Urdu</text:p>
          </table:table-cell>
          <table:table-cell table:style-name="ce8" office:value-type="string" calcext:value-type="string">
            <text:p>Arabic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باپ</text:p>
          </table:table-cell>
          <table:table-cell table:style-name="ce12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ماں</text:p>
          </table:table-cell>
          <table:table-cell table:style-name="ce12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بیٹا</text:p>
          </table:table-cell>
          <table:table-cell table:style-name="ce12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بیٹی</text:p>
          </table:table-cell>
          <table:table-cell table:style-name="ce12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بھائی</text:p>
          </table:table-cell>
          <table:table-cell table:style-name="ce12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بہن</text:p>
          </table:table-cell>
          <table:table-cell table:style-name="ce12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خاوند</text:p>
          </table:table-cell>
          <table:table-cell table:style-name="ce12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بیوی</text:p>
          </table:table-cell>
          <table:table-cell table:style-name="ce12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چچا/ماموں</text:p>
          </table:table-cell>
          <table:table-cell table:style-name="ce12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 چچی/ممانی</text:p>
          </table:table-cell>
          <table:table-cell table:style-name="ce12"/>
          <table:table-cell table:number-columns-repeated="1020"/>
        </table:table-row>
        <table:table-row table:style-name="ro3" table:number-rows-repeated="2">
          <table:table-cell/>
          <table:table-cell table:style-name="Default"/>
          <table:table-cell table:number-columns-repeated="1021"/>
        </table:table-row>
        <table:table-row table:style-name="ro3" table:number-rows-repeated="1048562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Body Parts" table:style-name="ta1">
        <table:table-column table:style-name="co1" table:default-cell-style-name="ce1"/>
        <table:table-column table:style-name="co8" table:default-cell-style-name="ce2"/>
        <table:table-column table:style-name="co8" table:default-cell-style-name="ce1"/>
        <table:table-column table:style-name="co4" table:number-columns-repeated="1020" table:default-cell-style-name="ce1"/>
        <table:table-row table:style-name="ro1">
          <table:table-cell/>
          <table:table-cell table:style-name="ce4" office:value-type="string" calcext:value-type="string">
            <text:p>Urdu</text:p>
          </table:table-cell>
          <table:table-cell table:style-name="ce8" office:value-type="string" calcext:value-type="string">
            <text:p>Arabic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سر</text:p>
          </table:table-cell>
          <table:table-cell table:style-name="ce12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آنکھ</text:p>
          </table:table-cell>
          <table:table-cell table:style-name="ce12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منہ</text:p>
          </table:table-cell>
          <table:table-cell table:style-name="ce12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دانت</text:p>
          </table:table-cell>
          <table:table-cell table:style-name="ce12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گردن</text:p>
          </table:table-cell>
          <table:table-cell table:style-name="ce12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گلا</text:p>
          </table:table-cell>
          <table:table-cell table:style-name="ce12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بازو</text:p>
          </table:table-cell>
          <table:table-cell table:style-name="ce12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چھاتی</text:p>
          </table:table-cell>
          <table:table-cell table:style-name="ce12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دل</text:p>
          </table:table-cell>
          <table:table-cell table:style-name="ce12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ٹانگ</text:p>
          </table:table-cell>
          <table:table-cell table:style-name="ce12"/>
          <table:table-cell table:number-columns-repeated="1020"/>
        </table:table-row>
        <table:table-row table:style-name="ro3" table:number-rows-repeated="2">
          <table:table-cell/>
          <table:table-cell table:style-name="Default"/>
          <table:table-cell table:number-columns-repeated="1021"/>
        </table:table-row>
        <table:table-row table:style-name="ro3" table:number-rows-repeated="1048562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Miscellaneous Nouns" table:style-name="ta1">
        <table:table-column table:style-name="co1" table:default-cell-style-name="ce1"/>
        <table:table-column table:style-name="co9" table:default-cell-style-name="ce2"/>
        <table:table-column table:style-name="co9" table:default-cell-style-name="ce1"/>
        <table:table-column table:style-name="co4" table:number-columns-repeated="1020" table:default-cell-style-name="ce1"/>
        <table:table-row table:style-name="ro1">
          <table:table-cell/>
          <table:table-cell table:style-name="ce4" office:value-type="string" calcext:value-type="string">
            <text:p>Urdu</text:p>
          </table:table-cell>
          <table:table-cell table:style-name="ce8" office:value-type="string" calcext:value-type="string">
            <text:p>Arabic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پانی</text:p>
          </table:table-cell>
          <table:table-cell table:style-name="ce12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چائے</text:p>
          </table:table-cell>
          <table:table-cell table:style-name="ce12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آدمی</text:p>
          </table:table-cell>
          <table:table-cell table:style-name="ce12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عورت</text:p>
          </table:table-cell>
          <table:table-cell table:style-name="ce12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موسم</text:p>
          </table:table-cell>
          <table:table-cell table:style-name="ce12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ہوٹل</text:p>
          </table:table-cell>
          <table:table-cell table:style-name="ce12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انٹرنیٹ</text:p>
          </table:table-cell>
          <table:table-cell table:style-name="ce12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پنکھا</text:p>
          </table:table-cell>
          <table:table-cell table:style-name="ce12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گھر</text:p>
          </table:table-cell>
          <table:table-cell table:style-name="ce12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کمرہ</text:p>
          </table:table-cell>
          <table:table-cell table:style-name="ce12"/>
          <table:table-cell table:number-columns-repeated="1020"/>
        </table:table-row>
        <table:table-row table:style-name="ro3" table:number-rows-repeated="2">
          <table:table-cell/>
          <table:table-cell table:style-name="Default"/>
          <table:table-cell table:number-columns-repeated="1021"/>
        </table:table-row>
        <table:table-row table:style-name="ro3" table:number-rows-repeated="1048562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ameel Noori Nastaleeq" svg:font-family="'Jameel Noori Nastaleeq'" style:font-pitch="variable"/>
    <style:font-face style:name="KacstLetter" svg:font-family="KacstLetter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Arabic UI" style:font-size-complex="10pt" style:language-complex="ar" style:country-complex="SA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5T16:55:23.602898010</meta:creation-date>
    <dc:date>2023-08-05T17:44:50.292969007</dc:date>
    <meta:editing-duration>PT12M58S</meta:editing-duration>
    <meta:editing-cycles>6</meta:editing-cycles>
    <meta:generator>LibreOffice/7.3.7.2$Linux_X86_64 LibreOffice_project/30$Build-2</meta:generator>
    <meta:document-statistic meta:table-count="8" meta:cell-count="115" meta:object-count="0"/>
  </office:meta>
</office:document-meta>
</file>